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fo:min-height="0.31cm"/>
    </style:style>
    <style:style style:name="gr4" style:family="graphic" style:parent-style-name="standard">
      <style:graphic-properties draw:stroke="none" svg:stroke-color="#000000" draw:fill="none" draw:fill-color="#ffffff" fo:min-height="0.31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357cm"/>
    </style:style>
    <style:style style:name="gr8" style:family="graphic" style:parent-style-name="standard">
      <style:graphic-properties draw:stroke="none" svg:stroke-color="#000000" draw:fill="none" draw:fill-color="#ffffff" fo:min-height="0.254cm"/>
    </style:style>
    <style:style style:name="gr9" style:family="graphic" style:parent-style-name="standard">
      <style:graphic-properties draw:marker-end="Arrow" draw:marker-end-width="0.3cm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stroke="none" svg:stroke-color="#000000" draw:fill="none" draw:fill-color="#ffffff" fo:min-height="0.335cm"/>
    </style:style>
    <style:style style:name="gr14" style:family="graphic" style:parent-style-name="standard">
      <style:graphic-properties draw:stroke="none" svg:stroke-color="#000000" draw:fill="none" draw:fill-color="#ffffff" fo:min-height="0.34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Liberation Sans'" style:font-family-generic="swiss" style:font-pitch="variable" fo:font-size="9pt" style:font-size-asian="9pt" style:font-size-complex="9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family="'Liberation Sans'" style:font-family-generic="swiss" style:font-pitch="variable" fo:font-size="9pt" style:font-size-asian="9pt" style:font-size-complex="9pt"/>
    </style:style>
    <style:style style:name="T2" style:family="text">
      <style:text-properties fo:font-family="'Liberation Sans'" style:font-family-generic="swiss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5.09999990463257pt"/>
    </style:style>
    <style:style style:name="T7" style:family="text">
      <style:text-properties fo:font-size="9pt" style:font-size-asian="9pt" style:font-size-complex="5.09999990463257pt"/>
    </style:style>
    <style:style style:name="T8" style:family="text">
      <style:text-properties fo:font-family="'Liberation Sans'" style:font-family-generic="swiss" style:font-pitch="variable" fo:font-size="9pt" style:font-family-asian="'Liberation Sans'" style:font-family-generic-asian="swiss" style:font-pitch-asian="variable" style:font-size-asian="9pt" style:font-family-complex="'Liberation Sans'" style:font-family-generic-complex="swiss" style:font-pitch-complex="variable" style:font-size-complex="9pt"/>
    </style:style>
    <style:style style:name="T9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25cm" svg:height="2.073cm" svg:x="4.368cm" svg:y="5.069cm">
          <text:p><text:span text:style-name="T1"/></text:p>
          <text:p><text:span text:style-name="T2"><text:s text:c="2"/></text:span><text:span text:style-name="T2">20: </text:span><text:span text:style-name="T1">addiu $t9, $zero, 3</text:span></text:p>
          <text:p><text:span text:style-name="T2"><text:s text:c="2"/></text:span><text:span text:style-name="T2">24: </text:span><text:span text:style-name="T1">st $t9, 0($gp)</text:span></text:p>
          <text:p><text:span text:style-name="T2"><text:s text:c="2"/></text:span><text:span text:style-name="T2">28: </text:span><text:span text:style-name="T1">ld $t9, 28($gp)</text:span></text:p>
          <text:p><text:span text:style-name="T2"><text:s text:c="2"/></text:span></text:p>
        </draw:rect>
        <draw:rect draw:style-name="gr1" draw:text-style-name="P2" draw:layer="layout" svg:width="4.125cm" svg:height="1.354cm" svg:x="4.368cm" svg:y="10.277cm">
          <text:p><text:span text:style-name="T3"><text:s text:c="2"/></text:span></text:p>
        </draw:rect>
        <draw:rect draw:style-name="gr1" draw:text-style-name="P1" draw:layer="layout" svg:width="4.13cm" svg:height="2.037cm" svg:x="4.363cm" svg:y="3.0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1.73cm">
          <draw:text-box>
            <text:p><text:span text:style-name="T4">gp --------------&gt;</text:span></text:p>
          </draw:text-box>
        </draw:frame>
        <draw:frame draw:style-name="gr3" draw:text-style-name="P3" draw:layer="layout" svg:width="2.883cm" svg:height="0.607cm" svg:x="1.835cm" svg:y="12.784cm">
          <draw:text-box>
            <text:p><text:span text:style-name="T4">gp +16+3*4 ---&gt;</text:span></text:p>
          </draw:text-box>
        </draw:frame>
        <draw:frame draw:style-name="gr4" draw:text-style-name="P3" draw:layer="layout" svg:width="2.848cm" svg:height="0.607cm" svg:x="1.835cm" svg:y="13.135cm">
          <draw:text-box>
            <text:p><text:span text:style-name="T4">gp +16+4*4 ---&gt;</text:span></text:p>
          </draw:text-box>
        </draw:frame>
        <draw:custom-shape draw:style-name="gr5" draw:text-style-name="P4" draw:layer="layout" svg:width="4.13cm" svg:height="0.457cm" svg:x="4.363cm" svg:y="14.5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94cm" svg:x="4.363cm" svg:y="15.046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2.148cm">
          <draw:text-box>
            <text:p><text:span text:style-name="T5">memory</text:span></text:p>
          </draw:text-box>
        </draw:frame>
        <draw:custom-shape draw:style-name="gr5" draw:text-style-name="P6" xml:id="id5" draw:id="id5" draw:layer="layout" svg:width="4.13cm" svg:height="0.37cm" svg:x="4.363cm" svg:y="13.3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4.13cm" svg:height="0.392cm" svg:x="4.363cm" svg:y="12.6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4.13cm" svg:height="0.37cm" svg:x="4.363cm" svg:y="13.0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92cm" svg:x="4.363cm" svg:y="12.3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62cm" svg:x="4.363cm" svg:y="13.7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4.2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8cm" svg:y="14.795cm">
          <draw:text-box>
            <text:p><text:span text:style-name="T4">gpPlt +16+2*8'h10 ---&gt;</text:span></text:p>
          </draw:text-box>
        </draw:frame>
        <draw:frame draw:style-name="gr6" draw:text-style-name="P3" draw:layer="layout" svg:width="4.298cm" svg:height="0.762cm" svg:x="0.888cm" svg:y="16.684cm">
          <draw:text-box>
            <text:p><text:span text:style-name="T4">gpPlt +16+3*8'h10 ---&gt;</text:span></text:p>
          </draw:text-box>
        </draw:frame>
        <draw:custom-shape draw:style-name="gr5" draw:text-style-name="P4" draw:layer="layout" svg:width="4.131cm" svg:height="0.443cm" svg:x="4.362cm" svg:y="14.1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851cm" svg:height="0.607cm" svg:x="1.832cm" svg:y="12.434cm">
          <draw:text-box>
            <text:p><text:span text:style-name="T4">gp +16+2*4 ---&gt;</text:span></text:p>
          </draw:text-box>
        </draw:frame>
        <draw:connector draw:style-name="gr9" draw:text-style-name="P4" draw:layer="layout" draw:type="curve" svg:x1="8.493cm" svg:y1="12.837cm" svg:x2="8.492cm" svg:y2="15.236cm" draw:start-shape="id1" draw:start-glue-point="1" draw:end-shape="id2" draw:end-glue-point="1" svg:d="m8493 12837c751 0 752 2399-1 2399">
          <text:p/>
        </draw:connector>
        <draw:custom-shape draw:style-name="gr5" draw:text-style-name="P4" draw:layer="layout" svg:width="4.13cm" svg:height="1.899cm" svg:x="4.363cm" svg:y="16.9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218cm" svg:x2="8.492cm" svg:y2="17.136cm" draw:start-shape="id3" draw:start-glue-point="1" draw:end-shape="id4" draw:end-glue-point="1" svg:d="m8493 13218c751 0 752 3918-1 3918">
          <text:p/>
        </draw:connector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6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custom-shape draw:style-name="gr5" draw:text-style-name="P4" draw:layer="layout" svg:width="4.13cm" svg:height="1.899cm" svg:x="4.363cm" svg:y="18.847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553cm" svg:x2="8.492cm" svg:y2="19.036cm" draw:start-shape="id5" draw:start-glue-point="1" draw:end-shape="id6" svg:d="m8493 13553c751 0 752 5483-1 5483">
          <text:p/>
        </draw:connector>
        <draw:custom-shape draw:style-name="gr10" draw:text-style-name="P4" xml:id="id2" draw:id="id2" draw:layer="layout" svg:width="4.13cm" svg:height="0.402cm" svg:x="4.362cm" svg:y="15.0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" draw:id="id4" draw:layer="layout" svg:width="4.13cm" svg:height="0.402cm" svg:x="4.362cm" svg:y="16.9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layout" svg:width="4.13cm" svg:height="0.402cm" svg:x="4.362cm" svg:y="18.8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635cm" svg:x="4.362cm" svg:y="20.7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1cm" svg:y="21.3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cm" svg:y="21.6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9cm" svg:y="21.8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8cm" svg:y="22.1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7cm" svg:y="22.4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6cm" svg:y="22.7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5cm" svg:y="23.0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4.2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9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6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3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72cm" svg:x="4.353cm" svg:y="24.593cm">
          <text:p><text:span text:style-name="T4">\0__tls_get_addr\0</text:span></text:p>
          <text:p><text:span text:style-name="T4">_Z2laii.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9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3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5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1.1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5.0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7.069cm">
          <text:p><text:span text:style-name="T1"/></text:p>
          <text:p><text:span text:style-name="T2"><text:s text:c="2"/></text:span><text:span text:style-name="T2">30: </text:span><text:span text:style-name="T1">addiu $t9, $zero, 4</text:span></text:p>
          <text:p><text:span text:style-name="T2"><text:s text:c="2"/></text:span><text:span text:style-name="T2">34: </text:span><text:span text:style-name="T1">st $t9, 0($gp)</text:span></text:p>
          <text:p><text:span text:style-name="T2"><text:s text:c="2"/></text:span><text:span text:style-name="T2">38: </text:span><text:span text:style-name="T1">ld $t9, 32($gp)</text:span></text:p>
          <text:p><text:span text:style-name="T2"><text:s text:c="2"/></text:span></text:p>
        </draw:rect>
        <draw:custom-shape draw:style-name="gr10" draw:text-style-name="P4" draw:layer="layout" svg:width="4.13cm" svg:height="0.402cm" svg:x="4.362cm" svg:y="7.0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2cm" svg:y="11.5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1cm" svg:y="9.1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1cm" svg:y="11.9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31cm" svg:x="4.361cm" svg:y="9.4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cm" svg:y="9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3.0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6.635cm">
          <text:p><text:span text:style-name="T1"><text:s text:c="2"/></text:span><text:span text:style-name="T1">2c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8.635cm">
          <text:p><text:span text:style-name="T1"><text:s text:c="2"/></text:span><text:span text:style-name="T1">3c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4.5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778cm" svg:x="3.921cm" svg:y="24.6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1.377cm" svg:height="0.635cm" svg:x="2.497cm" svg:y="25.23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2cm" svg:y="23.1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4cm" svg:y="23.529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3cm" svg:y="21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028cm">
          <draw:text-box>
            <text:p><text:span text:style-name="T4">Dynsym index</text:span></text:p>
          </draw:text-box>
        </draw:frame>
      </draw:page>
      <draw:page draw:name="page2" draw:style-name="dp1" draw:master-page-name="Default">
        <draw:rect draw:style-name="gr1" draw:text-style-name="P1" draw:layer="layout" svg:width="4.125cm" svg:height="2.073cm" svg:x="4.368cm" svg:y="4.169cm">
          <text:p><text:span text:style-name="T1"/></text:p>
          <text:p><text:span text:style-name="T2"><text:s text:c="2"/></text:span><text:span text:style-name="T2">20: </text:span><text:span text:style-name="T1">addiu $t9, $zero, 3</text:span></text:p>
          <text:p><text:span text:style-name="T2"><text:s text:c="2"/></text:span><text:span text:style-name="T2">24: </text:span><text:span text:style-name="T1">st $t9, 0($gp)</text:span></text:p>
          <text:p><text:span text:style-name="T2"><text:s text:c="2"/></text:span><text:span text:style-name="T2">28: </text:span><text:span text:style-name="T1">ld $t9, 28($gp)</text:span></text:p>
          <text:p><text:span text:style-name="T2"><text:s text:c="2"/></text:span></text:p>
        </draw:rect>
        <draw:rect draw:style-name="gr1" draw:text-style-name="P2" draw:layer="layout" svg:width="4.125cm" svg:height="1.354cm" svg:x="4.368cm" svg:y="9.377cm">
          <text:p><text:span text:style-name="T3"><text:s text:c="2"/></text:span></text:p>
        </draw:rect>
        <draw:rect draw:style-name="gr1" draw:text-style-name="P1" draw:layer="layout" svg:width="4.13cm" svg:height="2.037cm" svg:x="4.3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0.83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5cm" svg:y="11.837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5cm" svg:y="12.235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3cm" svg:y="14.146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4.3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3cm" svg:y="12.1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3.3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3.755cm" svg:height="0.607cm" svg:x="0.928cm" svg:y="13.895cm">
          <draw:text-box>
            <text:p><text:span text:style-name="T4">gpPlt +16+2*8'h10 ---&gt;</text:span></text:p>
          </draw:text-box>
        </draw:frame>
        <draw:frame draw:style-name="gr14" draw:text-style-name="P3" draw:layer="layout" svg:width="3.795cm" svg:height="0.607cm" svg:x="0.888cm" svg:y="15.784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2cm" svg:y="11.434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3cm" svg:y="16.0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3cm" svg:y="17.947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1cm" svg:y="20.4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cm" svg:y="20.7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9cm" svg:y="20.9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8cm" svg:y="21.2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7cm" svg:y="21.5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6cm" svg:y="21.8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5cm" svg:y="22.1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3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0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7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4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72cm" svg:x="4.353cm" svg:y="23.693cm">
          <text:p><text:span text:style-name="T4">\0__tls_get_addr\0</text:span></text:p>
          <text:p><text:span text:style-name="T4">_Z2laii\0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0.0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7" draw:id="id7" draw:layer="layout" svg:width="4.13cm" svg:height="0.402cm" svg:x="4.362cm" svg:y="9.4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9.6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0.2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8" draw:id="id8" draw:layer="layout" svg:width="4.13cm" svg:height="0.402cm" svg:x="4.3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6.169cm">
          <text:p><text:span text:style-name="T1"/></text:p>
          <text:p><text:span text:style-name="T2"><text:s text:c="2"/></text:span><text:span text:style-name="T2">30: </text:span><text:span text:style-name="T1">addiu $t9, $zero, 4</text:span></text:p>
          <text:p><text:span text:style-name="T2"><text:s text:c="2"/></text:span><text:span text:style-name="T2">34: </text:span><text:span text:style-name="T1">st $t9, 0($gp)</text:span></text:p>
          <text:p><text:span text:style-name="T2"><text:s text:c="2"/></text:span><text:span text:style-name="T2">38: </text:span><text:span text:style-name="T1">ld $t9, 32($gp)</text:span></text:p>
          <text:p><text:span text:style-name="T2"><text:s text:c="2"/></text:span></text:p>
        </draw:rect>
        <draw:custom-shape draw:style-name="gr10" draw:text-style-name="P8" draw:layer="layout" svg:width="4.13cm" svg:height="0.402cm" svg:x="4.3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4.13cm" svg:height="0.431cm" svg:x="4.3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0" draw:id="id10" draw:layer="layout" svg:width="4.13cm" svg:height="0.402cm" svg:x="4.3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9" draw:id="id9" draw:layer="layout" svg:width="4.13cm" svg:height="0.402cm" svg:x="4.362cm" svg:y="5.735cm">
          <text:p><text:span text:style-name="T1"><text:s text:c="2"/></text:span><text:span text:style-name="T1">2c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7.735cm">
          <text:p><text:span text:style-name="T1"><text:s text:c="2"/></text:span><text:span text:style-name="T1">3c: ret $t9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4.362cm" svg:y1="9.636cm" svg:x2="4.362cm" svg:y2="4.336cm" draw:start-shape="id7" draw:start-glue-point="3" draw:end-shape="id8" draw:end-glue-point="3" svg:d="m4362 9636c-750 0-750-5300 0-5300">
          <text:p/>
        </draw:connector>
        <draw:connector draw:style-name="gr15" draw:text-style-name="P4" draw:layer="layout" draw:type="curve" svg:x1="4.362cm" svg:y1="5.936cm" svg:x2="4.362cm" svg:y2="2.336cm" draw:start-shape="id9" draw:start-glue-point="3" draw:end-shape="id10" draw:end-glue-point="3" svg:d="m4362 5936c-750 0-750-3600 0-3600">
          <text:p/>
        </draw:connector>
        <draw:custom-shape draw:style-name="gr10" draw:text-style-name="P4" xml:id="id11" draw:id="id11" draw:layer="layout" svg:width="4.13cm" svg:height="0.402cm" svg:x="4.3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2cm" svg:y1="3.836cm" svg:x2="8.491cm" svg:y2="8.785cm" draw:start-shape="id11" draw:start-glue-point="1" draw:end-shape="id12" draw:end-glue-point="1" svg:d="m8492 3836c750 0 750 4949-1 4949">
          <text:p/>
        </draw:connector>
        <draw:frame draw:style-name="gr2" draw:text-style-name="P3" draw:layer="layout" svg:width="0.635cm" svg:height="0.607cm" svg:x="3.286cm" svg:y="6.9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3.286cm" svg:y="3.811cm">
          <draw:text-box>
            <text:p><text:span text:style-name="T4">2</text:span></text:p>
          </draw:text-box>
        </draw:frame>
        <draw:frame draw:style-name="gr2" draw:text-style-name="P3" draw:layer="layout" svg:width="0.635cm" svg:height="0.607cm" svg:x="8.62cm" svg:y="5.843cm">
          <draw:text-box>
            <text:p><text:span text:style-name="T4">3</text:span></text:p>
          </draw:text-box>
        </draw:frame>
        <draw:custom-shape draw:style-name="gr11" draw:text-style-name="P4" draw:layer="layout" svg:width="0.381cm" svg:height="1.778cm" svg:x="3.922cm" svg:y="23.7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398cm" svg:y="24.229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3cm" svg:y="22.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628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4cm" svg:y="20.7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6cm" svg:y="21.127cm">
          <draw:text-box>
            <text:p><text:span text:style-name="T4">Dynsym index</text:span></text:p>
          </draw:text-box>
        </draw:frame>
      </draw:page>
      <draw:page draw:name="page3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3" draw:id="id13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10" draw:text-style-name="P8" xml:id="id15" draw:id="id15" draw:layer="layout" svg:width="4.13cm" svg:height="0.402cm" svg:x="4.363cm" svg:y="5.131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4.531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4.7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5.3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onnector draw:style-name="gr15" draw:text-style-name="P4" draw:layer="layout" draw:type="curve" svg:x1="4.362cm" svg:y1="3.483cm" svg:x2="4.364cm" svg:y2="17.735cm" draw:start-shape="id13" draw:start-glue-point="3" draw:end-shape="id14" draw:end-glue-point="3" svg:d="m4362 3483c-751 0-752 14252 2 14252">
          <text:p/>
        </draw:connector>
        <draw:custom-shape draw:style-name="gr10" draw:text-style-name="P8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7cm" svg:y="7.331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53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10" draw:text-style-name="P8" xml:id="id17" draw:id="id17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4" draw:id="id14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3cm" svg:y1="5.332cm" svg:x2="8.492cm" svg:y2="3.483cm" draw:start-shape="id15" draw:start-glue-point="1" draw:end-shape="id13" draw:end-glue-point="1" svg:d="m8493 5332c750 0 750-1849-1-1849">
          <text:p/>
        </draw:connector>
        <draw:custom-shape draw:style-name="gr10" draw:text-style-name="P8" xml:id="id16" draw:id="id16" draw:layer="layout" svg:width="4.13cm" svg:height="0.402cm" svg:x="4.364cm" svg:y="18.134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4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6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034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2</text:span></text:p>
          </draw:text-box>
        </draw:frame>
        <draw:connector draw:style-name="gr15" draw:text-style-name="P4" draw:layer="layout" draw:type="curve" svg:x1="8.494cm" svg:y1="18.335cm" svg:x2="8.494cm" svg:y2="15.735cm" draw:start-shape="id16" draw:start-glue-point="1" draw:end-shape="id17" draw:end-glue-point="1" svg:d="m8494 18335c750 0 750-2600 0-2600">
          <text:p/>
        </draw:connector>
        <draw:frame draw:style-name="gr2" draw:text-style-name="P3" draw:layer="layout" svg:width="0.635cm" svg:height="0.607cm" svg:x="8.89cm" svg:y="16.687cm">
          <draw:text-box>
            <text:p><text:span text:style-name="T4">3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><text:span text:style-name="T4">0x40038 ---&gt;</text:span></text:p>
          </draw:text-box>
        </draw:frame>
        <draw:frame draw:style-name="gr2" draw:text-style-name="P3" draw:layer="layout" svg:width="0.635cm" svg:height="0.607cm" svg:x="8.889cm" svg:y="4.086cm">
          <draw:text-box>
            <text:p><text:span text:style-name="T4">1</text:span></text:p>
          </draw:text-box>
        </draw:frame>
      </draw:page>
      <draw:page draw:name="page4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rect draw:style-name="gr1" draw:text-style-name="P1" draw:layer="layout" svg:width="4.125cm" svg:height="2.073cm" svg:x="4.368cm" svg:y="15.469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10" draw:text-style-name="P8" draw:layer="layout" svg:width="4.13cm" svg:height="0.402cm" svg:x="4.362cm" svg:y="15.435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2.9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9" draw:id="id19" draw:layer="layout" svg:width="4.13cm" svg:height="0.431cm" svg:x="4.361cm" svg:y="3.2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3.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7.035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8cm" svg:y="4.475cm">
          <text:p><text:span text:style-name="T3"><text:s text:c="2"/></text:span></text:p>
        </draw:rect>
        <draw:custom-shape draw:style-name="gr10" draw:text-style-name="P8" draw:layer="layout" svg:width="4.13cm" svg:height="0.402cm" svg:x="4.362cm" svg:y="5.133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533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7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5.3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4.0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3cm" svg:y="4.5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1cm" svg:y="4.696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3cm" svg:y="6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09cm" svg:y="5.928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6cm" svg:y="6.935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6cm" svg:y="7.333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4cm" svg:y="8.78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4cm" svg:y="9.244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566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4cm" svg:y="6.839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231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4cm" svg:y="6.504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4cm" svg:y="7.944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5cm" svg:y="8.455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9cm" svg:y="8.993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3cm" svg:y="10.811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3cm" svg:y="8.352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3cm" svg:y="6.532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4cm" svg:y="11.144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4cm" svg:y="13.045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1" draw:id="id21" draw:layer="layout" svg:width="4.13cm" svg:height="0.402cm" svg:x="4.363cm" svg:y="9.233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1.133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3.033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3cm" svg:y="14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5.76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6.168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69cm" svg:y="17.47cm">
          <text:p><text:span text:style-name="T2"/></text:p>
          <text:p><text:span text:style-name="T2"><text:s text:c="2"/></text:span></text:p>
        </draw:rect>
        <draw:custom-shape draw:style-name="gr10" draw:text-style-name="P8" draw:layer="layout" svg:width="4.13cm" svg:height="0.402cm" svg:x="4.363cm" svg:y="15.436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536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9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3cm" svg:y1="10.937cm" svg:x2="8.491cm" svg:y2="3.485cm" draw:start-shape="id18" draw:end-shape="id19" draw:end-glue-point="1" svg:d="m8493 10937c750 0 751-7452-2-7452">
          <text:p/>
        </draw:connector>
        <draw:custom-shape draw:style-name="gr10" draw:text-style-name="P8" draw:layer="layout" svg:width="4.13cm" svg:height="0.402cm" svg:x="4.363cm" svg:y="18.136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436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8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6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0" draw:id="id20" draw:layer="layout" svg:width="4.13cm" svg:height="0.402cm" svg:x="4.363cm" svg:y="19.036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7cm" svg:y="5.487cm">
          <draw:text-box>
            <text:p><text:span text:style-name="T4">2</text:span></text:p>
          </draw:text-box>
        </draw:frame>
        <draw:frame draw:style-name="gr2" draw:text-style-name="P3" draw:layer="layout" svg:width="0.635cm" svg:height="0.607cm" svg:x="8.888cm" svg:y="4.288cm">
          <draw:text-box>
            <text:p><text:span text:style-name="T4">1</text:span></text:p>
          </draw:text-box>
        </draw:frame>
        <draw:connector draw:style-name="gr15" draw:text-style-name="P4" draw:layer="layout" draw:type="curve" svg:x1="8.493cm" svg:y1="19.237cm" svg:x2="8.493cm" svg:y2="9.434cm" draw:start-shape="id20" draw:start-glue-point="1" draw:end-shape="id21" draw:end-glue-point="1" svg:d="m8493 19237c750 0 750-9803 0-9803">
          <text:p/>
        </draw:connector>
        <draw:frame draw:style-name="gr2" draw:text-style-name="P3" draw:layer="layout" svg:width="0.635cm" svg:height="0.607cm" svg:x="8.889cm" svg:y="14.189cm">
          <draw:text-box>
            <text:p><text:span text:style-name="T4">1</text:span></text:p>
          </draw:text-box>
        </draw:frame>
        <draw:custom-shape draw:style-name="gr10" draw:text-style-name="P8" xml:id="id18" draw:id="id18" draw:layer="layout" svg:width="4.13cm" svg:height="0.402cm" svg:x="4.363cm" svg:y="10.736cm">
          <text:p><text:span text:style-name="T1"><text:s text:c="2"/></text:span><text:span text:style-name="T1">ret $t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6-28T14:27:31</meta:creation-date>
    <dc:date>2013-11-21T21:43:20</dc:date>
    <meta:editing-duration>PT17H39M29S</meta:editing-duration>
    <meta:editing-cycles>66</meta:editing-cycles>
    <meta:generator>OpenOffice.org/3.3$Unix OpenOffice.org_project/330m20$Build-9567</meta:generator>
    <dc:creator>Chung-Shu Chen</dc:creator>
    <meta:document-statistic meta:object-count="247"/>
  </office:meta>
</office:document-meta>
</file>